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9pt"/>
    </style:style>
    <style:style style:name="co3" style:family="table-column">
      <style:table-column-properties fo:break-before="auto" style:column-width="69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9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non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7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background-color="transparent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pt"/>
      <style:text-properties fo:color="#000000" style:text-line-through-style="none" style:text-line-through-type="none" style:font-name="Helvetica" fo:font-size="10pt" fo:font-style="normal" style:text-underline-style="none" fo:font-weight="normal" style:font-name-asian="Helvetica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6e6e6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6e6e6" style:text-align-source="fix" style:repeat-content="false" fo:border="non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e6e6e6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e6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pt"/>
      <style:text-properties fo:color="#333333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29">
      <style:table-cell-properties fo:background-color="#e6e6e6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bm. avg</text:p>
          </table:table-cell>
          <table:table-cell office:value-type="string" calcext:value-type="string">
            <text:p>relative time</text:p>
          </table:table-cell>
          <table:table-cell/>
          <table:table-cell office:value-type="string" calcext:value-type="string">
            <text:p>mach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g position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avg score</text:p>
          </table:table-cell>
          <table:table-cell office:value-type="string" calcext:value-type="string">
            <text:p>pos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8.8472" calcext:value-type="float">
            <text:p>49</text:p>
          </table:table-cell>
          <table:table-cell table:formula="of:=IF([.A2]&lt;&gt;[.A1];1;[.D1]+1)" office:value-type="float" office:value="1" calcext:value-type="float">
            <text:p>1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2]/[.E2]" office:value-type="float" office:value="0.445125324921385" calcext:value-type="float">
            <text:p>0.4451253249</text:p>
          </table:table-cell>
          <table:table-cell/>
          <table:table-cell table:style-name="ce17" office:value-type="float" office:value="27" calcext:value-type="float">
            <text:p>27</text:p>
          </table:table-cell>
          <table:table-cell table:style-name="ce19" office:value-type="string" calcext:value-type="string">
            <text:p>Titouan Thibaud</text:p>
          </table:table-cell>
          <table:table-cell table:style-name="ce23" office:value-type="string" calcext:value-type="string">
            <text:p>Intel Core i7-2630QM CPU @2.00GHz Memory 4GiB Linux Mint</text:p>
          </table:table-cell>
          <table:table-cell table:style-name="ce25" table:formula="of:=SUMPRODUCT([.$B$2:.$B$999]=[.$H2];[.$D$2:.$D$999])" office:value-type="float" office:value="1" calcext:value-type="float">
            <text:p>1</text:p>
          </table:table-cell>
          <table:table-cell table:style-name="ce25" table:formula="of:=SUMPRODUCT([.$B$2:.$B$999]=[.$H2])" office:value-type="float" office:value="1" calcext:value-type="float">
            <text:p>1</text:p>
          </table:table-cell>
          <table:table-cell table:style-name="ce26" table:formula="of:=[.K2]/[.L2]" office:value-type="float" office:value="1" calcext:value-type="float">
            <text:p>1.0</text:p>
          </table:table-cell>
          <table:table-cell table:style-name="ce25" table:formula="of:=IF([.L2]&lt;3;0;1)" office:value-type="float" office:value="0" calcext:value-type="float">
            <text:p>0</text:p>
          </table:table-cell>
          <table:table-cell table:style-name="ce25" table:formula="of:=SUMPRODUCT([.$B$2:.$B$999]=[.$H2];[.$F$2:.$F$999])/[.$L2]" office:value-type="float" office:value="0.20181514210652" calcext:value-type="float">
            <text:p>0.201815142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float" office:value="54.377" calcext:value-type="float">
            <text:p>54</text:p>
          </table:table-cell>
          <table:table-cell table:formula="of:=IF([.A3]&lt;&gt;[.A2];1;[.D2]+1)" office:value-type="float" office:value="2" calcext:value-type="float">
            <text:p>2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3]/[.E3]" office:value-type="float" office:value="0.495516217782189" calcext:value-type="float">
            <text:p>0.4955162178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style-name="ce19" office:value-type="string" calcext:value-type="string">
            <text:p>João Paulo</text:p>
          </table:table-cell>
          <table:table-cell table:style-name="ce19" office:value-type="string" calcext:value-type="string">
            <text:p>Intel(R) Core(TM) i7-4510U CPU @ 2.00GHz; Memory 16 GB; Ubuntu 14.04.4</text:p>
          </table:table-cell>
          <table:table-cell table:style-name="ce25" table:formula="of:=SUMPRODUCT([.$B$2:.$B$999]=[.$H3];[.$D$2:.$D$999])" office:value-type="float" office:value="1" calcext:value-type="float">
            <text:p>1</text:p>
          </table:table-cell>
          <table:table-cell table:style-name="ce25" table:formula="of:=SUMPRODUCT([.$B$2:.$B$999]=[.$H3])" office:value-type="float" office:value="1" calcext:value-type="float">
            <text:p>1</text:p>
          </table:table-cell>
          <table:table-cell table:style-name="ce26" table:formula="of:=[.K3]/[.L3]" office:value-type="float" office:value="1" calcext:value-type="float">
            <text:p>1.0</text:p>
          </table:table-cell>
          <table:table-cell table:style-name="ce25" table:formula="of:=IF([.L3]&lt;3;0;1)" office:value-type="float" office:value="0" calcext:value-type="float">
            <text:p>0</text:p>
          </table:table-cell>
          <table:table-cell table:style-name="ce25" table:formula="of:=SUMPRODUCT([.$B$2:.$B$999]=[.$H3];[.$F$2:.$F$999])/[.$L3]" office:value-type="float" office:value="0.345588349514563" calcext:value-type="float">
            <text:p>0.3455883495</text:p>
          </table:table-cell>
          <table:table-cell table:formula="of:=[.N3]*([.P2]+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55.9742" calcext:value-type="float">
            <text:p>56</text:p>
          </table:table-cell>
          <table:table-cell table:formula="of:=IF([.A4]&lt;&gt;[.A3];1;[.D3]+1)" office:value-type="float" office:value="3" calcext:value-type="float">
            <text:p>3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4]/[.E4]" office:value-type="float" office:value="0.510070873299075" calcext:value-type="float">
            <text:p>0.5100708733</text:p>
          </table:table-cell>
          <table:table-cell/>
          <table:table-cell table:style-name="ce17" office:value-type="float" office:value="26" calcext:value-type="float">
            <text:p>26</text:p>
          </table:table-cell>
          <table:table-cell table:style-name="ce19" office:value-type="string" calcext:value-type="string">
            <text:p>Titouan Thibaud</text:p>
          </table:table-cell>
          <table:table-cell table:style-name="ce23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style-name="ce25" table:formula="of:=SUMPRODUCT([.$B$2:.$B$999]=[.$H4];[.$D$2:.$D$999])" office:value-type="float" office:value="7" calcext:value-type="float">
            <text:p>7</text:p>
          </table:table-cell>
          <table:table-cell table:style-name="ce25" table:formula="of:=SUMPRODUCT([.$B$2:.$B$999]=[.$H4])" office:value-type="float" office:value="2" calcext:value-type="float">
            <text:p>2</text:p>
          </table:table-cell>
          <table:table-cell table:style-name="ce26" table:formula="of:=[.K4]/[.L4]" office:value-type="float" office:value="3.5" calcext:value-type="float">
            <text:p>3.5</text:p>
          </table:table-cell>
          <table:table-cell table:style-name="ce25" table:formula="of:=IF([.L4]&lt;3;0;1)" office:value-type="float" office:value="0" calcext:value-type="float">
            <text:p>0</text:p>
          </table:table-cell>
          <table:table-cell table:style-name="ce25" table:formula="of:=SUMPRODUCT([.$B$2:.$B$999]=[.$H4];[.$F$2:.$F$999])/[.$L4]" office:value-type="float" office:value="0.595850575705901" calcext:value-type="float">
            <text:p>0.5958505757</text:p>
          </table:table-cell>
          <table:table-cell table:formula="of:=[.N4]*([.P3]+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59.3755" calcext:value-type="float">
            <text:p>59</text:p>
          </table:table-cell>
          <table:table-cell table:formula="of:=IF([.A5]&lt;&gt;[.A4];1;[.D4]+1)" office:value-type="float" office:value="4" calcext:value-type="float">
            <text:p>4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5]/[.E5]" office:value-type="float" office:value="0.541065582671467" calcext:value-type="float">
            <text:p>0.5410655827</text:p>
          </table:table-cell>
          <table:table-cell/>
          <table:table-cell table:style-name="ce18" office:value-type="string" calcext:value-type="string">
            <text:p>30mp</text:p>
          </table:table-cell>
          <table:table-cell table:style-name="ce19" office:value-type="string" calcext:value-type="string">
            <text:p>Matheus Pinheiro</text:p>
          </table:table-cell>
          <table:table-cell table:style-name="ce19" office:value-type="string" calcext:value-type="string">
            <text:p>Intel® Core™ i5-4200U CPU @ 1.60GHz × 4 ; Memory 3,8 GiB; Ubuntu 15.04 64-bit; </text:p>
          </table:table-cell>
          <table:table-cell table:style-name="ce25" table:formula="of:=SUMPRODUCT([.$B$2:.$B$999]=[.$H5];[.$D$2:.$D$999])" office:value-type="float" office:value="20" calcext:value-type="float">
            <text:p>20</text:p>
          </table:table-cell>
          <table:table-cell table:style-name="ce25" table:formula="of:=SUMPRODUCT([.$B$2:.$B$999]=[.$H5])" office:value-type="float" office:value="2" calcext:value-type="float">
            <text:p>2</text:p>
          </table:table-cell>
          <table:table-cell table:style-name="ce26" table:formula="of:=[.K5]/[.L5]" office:value-type="float" office:value="10" calcext:value-type="float">
            <text:p>10.0</text:p>
          </table:table-cell>
          <table:table-cell table:style-name="ce25" table:formula="of:=IF([.L5]&lt;3;0;1)" office:value-type="float" office:value="0" calcext:value-type="float">
            <text:p>0</text:p>
          </table:table-cell>
          <table:table-cell table:style-name="ce25" table:formula="of:=SUMPRODUCT([.$B$2:.$B$999]=[.$H5];[.$F$2:.$F$999])/[.$L5]" office:value-type="float" office:value="0.802610459550875" calcext:value-type="float">
            <text:p>0.8026104596</text:p>
          </table:table-cell>
          <table:table-cell table:formula="of:=[.N5]*([.P4]+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3" calcext:value-type="float">
            <text:p>13</text:p>
          </table:table-cell>
          <table:table-cell table:style-name="ce9" office:value-type="float" office:value="61.6" calcext:value-type="float">
            <text:p>62</text:p>
          </table:table-cell>
          <table:table-cell table:formula="of:=IF([.A6]&lt;&gt;[.A5];1;[.D5]+1)" office:value-type="float" office:value="5" calcext:value-type="float">
            <text:p>5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6]/[.E6]" office:value-type="float" office:value="0.561336576408828" calcext:value-type="float">
            <text:p>0.5613365764</text:p>
          </table:table-cell>
          <table:table-cell/>
          <table:table-cell table:style-name="ce17" office:value-type="string" calcext:value-type="string">
            <text:p>30gb</text:p>
          </table:table-cell>
          <table:table-cell table:style-name="ce19" office:value-type="string" calcext:value-type="string">
            <text:p>Gustavo Basso</text:p>
          </table:table-cell>
          <table:table-cell table:style-name="ce19" office:value-type="string" calcext:value-type="string">
            <text:p>Intel Core i7 @ 2.3GHz; 8 GB 1600 MHz DDR3</text:p>
          </table:table-cell>
          <table:table-cell table:style-name="ce25" table:formula="of:=SUMPRODUCT([.$B$2:.$B$999]=[.$H6];[.$D$2:.$D$999])" office:value-type="float" office:value="13" calcext:value-type="float">
            <text:p>13</text:p>
          </table:table-cell>
          <table:table-cell table:style-name="ce25" table:formula="of:=SUMPRODUCT([.$B$2:.$B$999]=[.$H6])" office:value-type="float" office:value="2" calcext:value-type="float">
            <text:p>2</text:p>
          </table:table-cell>
          <table:table-cell table:style-name="ce26" table:formula="of:=[.K6]/[.L6]" office:value-type="float" office:value="6.5" calcext:value-type="float">
            <text:p>6.5</text:p>
          </table:table-cell>
          <table:table-cell table:style-name="ce25" table:formula="of:=IF([.L6]&lt;3;0;1)" office:value-type="float" office:value="0" calcext:value-type="float">
            <text:p>0</text:p>
          </table:table-cell>
          <table:table-cell table:style-name="ce25" table:formula="of:=SUMPRODUCT([.$B$2:.$B$999]=[.$H6];[.$F$2:.$F$999])/[.$L6]" office:value-type="float" office:value="0.923802005591355" calcext:value-type="float">
            <text:p>0.9238020056</text:p>
          </table:table-cell>
          <table:table-cell table:formula="of:=[.N6]*([.P5]+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3" office:value-type="float" office:value="25" calcext:value-type="float">
            <text:p>25</text:p>
          </table:table-cell>
          <table:table-cell table:style-name="ce9" office:value-type="float" office:value="62.4327" calcext:value-type="float">
            <text:p>62</text:p>
          </table:table-cell>
          <table:table-cell table:formula="of:=IF([.A7]&lt;&gt;[.A6];1;[.D6]+1)" office:value-type="float" office:value="6" calcext:value-type="float">
            <text:p>6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7]/[.E7]" office:value-type="float" office:value="0.568924644057783" calcext:value-type="float">
            <text:p>0.5689246441</text:p>
          </table:table-cell>
          <table:table-cell/>
          <table:table-cell table:style-name="ce17" office:value-type="float" office:value="28" calcext:value-type="float">
            <text:p>28</text:p>
          </table:table-cell>
          <table:table-cell table:style-name="ce19" office:value-type="string" calcext:value-type="string">
            <text:p>Rafael Faria</text:p>
          </table:table-cell>
          <table:table-cell table:style-name="ce23" office:value-type="string" calcext:value-type="string">
            <text:p>Intel(R) Core(TM) i7-4750HQ CPU @ 2.00GHz; Memory 8 GB 1600 MHz DDR3; Mac OS X El Capitan (version 10.11.4)</text:p>
          </table:table-cell>
          <table:table-cell table:style-name="ce25" table:formula="of:=SUMPRODUCT([.$B$2:.$B$999]=[.$H7];[.$D$2:.$D$999])" office:value-type="float" office:value="5" calcext:value-type="float">
            <text:p>5</text:p>
          </table:table-cell>
          <table:table-cell table:style-name="ce25" table:formula="of:=SUMPRODUCT([.$B$2:.$B$999]=[.$H7])" office:value-type="float" office:value="1" calcext:value-type="float">
            <text:p>1</text:p>
          </table:table-cell>
          <table:table-cell table:style-name="ce26" table:formula="of:=[.K7]/[.L7]" office:value-type="float" office:value="5" calcext:value-type="float">
            <text:p>5.0</text:p>
          </table:table-cell>
          <table:table-cell table:style-name="ce25" table:formula="of:=IF([.L7]&lt;3;0;1)" office:value-type="float" office:value="0" calcext:value-type="float">
            <text:p>0</text:p>
          </table:table-cell>
          <table:table-cell table:style-name="ce25" table:formula="of:=SUMPRODUCT([.$B$2:.$B$999]=[.$H7];[.$F$2:.$F$999])/[.$L7]" office:value-type="float" office:value="0.946508737864078" calcext:value-type="float">
            <text:p>0.9465087379</text:p>
          </table:table-cell>
          <table:table-cell table:formula="of:=[.N7]*([.P6]+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12" calcext:value-type="float">
            <text:p>12</text:p>
          </table:table-cell>
          <table:table-cell table:style-name="ce7" office:value-type="float" office:value="66.998" calcext:value-type="float">
            <text:p>67</text:p>
          </table:table-cell>
          <table:table-cell table:formula="of:=IF([.A8]&lt;&gt;[.A7];1;[.D7]+1)" office:value-type="float" office:value="7" calcext:value-type="float">
            <text:p>7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8]/[.E8]" office:value-type="float" office:value="0.61052642769868" calcext:value-type="float">
            <text:p>0.6105264277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9" office:value-type="string" calcext:value-type="string">
            <text:p>floyd</text:p>
          </table:table-cell>
          <table:table-cell table:style-name="ce23" office:value-type="string" calcext:value-type="string">
            <text:p>Intel(R) Core(TM)2 Quad CPU <text:s text:c="3"/>Q8400 <text:s/>@ 2.66GHz, Memory 4GB</text:p>
          </table:table-cell>
          <table:table-cell table:style-name="ce25" table:formula="of:=SUMPRODUCT([.$B$2:.$B$999]=[.$H8];[.$D$2:.$D$999])" office:value-type="float" office:value="16" calcext:value-type="float">
            <text:p>16</text:p>
          </table:table-cell>
          <table:table-cell table:style-name="ce25" table:formula="of:=SUMPRODUCT([.$B$2:.$B$999]=[.$H8])" office:value-type="float" office:value="2" calcext:value-type="float">
            <text:p>2</text:p>
          </table:table-cell>
          <table:table-cell table:style-name="ce26" table:formula="of:=[.K8]/[.L8]" office:value-type="float" office:value="8" calcext:value-type="float">
            <text:p>8.0</text:p>
          </table:table-cell>
          <table:table-cell table:style-name="ce25" table:formula="of:=IF([.L8]&lt;3;0;1)" office:value-type="float" office:value="0" calcext:value-type="float">
            <text:p>0</text:p>
          </table:table-cell>
          <table:table-cell table:style-name="ce25" table:formula="of:=SUMPRODUCT([.$B$2:.$B$999]=[.$H8];[.$F$2:.$F$999])/[.$L8]" office:value-type="float" office:value="1.22392283537988" calcext:value-type="float">
            <text:p>1.2239228354</text:p>
          </table:table-cell>
          <table:table-cell table:formula="of:=[.N8]*([.P7]+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3" office:value-type="float" office:value="22" calcext:value-type="float">
            <text:p>22</text:p>
          </table:table-cell>
          <table:table-cell table:style-name="ce9" office:value-type="float" office:value="68.927" calcext:value-type="float">
            <text:p>69</text:p>
          </table:table-cell>
          <table:table-cell table:formula="of:=IF([.A9]&lt;&gt;[.A8];1;[.D8]+1)" office:value-type="float" office:value="8" calcext:value-type="float">
            <text:p>8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9]/[.E9]" office:value-type="float" office:value="0.628104646138495" calcext:value-type="float">
            <text:p>0.6281046461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9" office:value-type="string" calcext:value-type="string">
            <text:p>IC-legiao</text:p>
          </table:table-cell>
          <table:table-cell table:style-name="ce23" office:value-type="string" calcext:value-type="string">
            <text:p>Intel® Core™2 Quad CPU Q8400 @ 2.66GHz × 4 Intel® Q45/Q43 </text:p>
          </table:table-cell>
          <table:table-cell table:style-name="ce25" table:formula="of:=SUMPRODUCT([.$B$2:.$B$999]=[.$H9];[.$D$2:.$D$999])" office:value-type="float" office:value="8" calcext:value-type="float">
            <text:p>8</text:p>
          </table:table-cell>
          <table:table-cell table:style-name="ce25" table:formula="of:=SUMPRODUCT([.$B$2:.$B$999]=[.$H9])" office:value-type="float" office:value="1" calcext:value-type="float">
            <text:p>1</text:p>
          </table:table-cell>
          <table:table-cell table:style-name="ce26" table:formula="of:=[.K9]/[.L9]" office:value-type="float" office:value="8" calcext:value-type="float">
            <text:p>8.0</text:p>
          </table:table-cell>
          <table:table-cell table:style-name="ce25" table:formula="of:=IF([.L9]&lt;3;0;1)" office:value-type="float" office:value="0" calcext:value-type="float">
            <text:p>0</text:p>
          </table:table-cell>
          <table:table-cell table:style-name="ce25" table:formula="of:=SUMPRODUCT([.$B$2:.$B$999]=[.$H9];[.$F$2:.$F$999])/[.$L9]" office:value-type="float" office:value="2.56231008543788" calcext:value-type="float">
            <text:p>2.5623100854</text:p>
          </table:table-cell>
          <table:table-cell table:formula="of:=[.N9]*([.P8]+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string" calcext:value-type="string">
            <text:p>30mp</text:p>
          </table:table-cell>
          <table:table-cell table:style-name="ce9" office:value-type="float" office:value="78.802" calcext:value-type="float">
            <text:p>79</text:p>
          </table:table-cell>
          <table:table-cell table:formula="of:=IF([.A10]&lt;&gt;[.A9];1;[.D9]+1)" office:value-type="float" office:value="9" calcext:value-type="float">
            <text:p>9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0]/[.E10]" office:value-type="float" office:value="0.718091637892345" calcext:value-type="float">
            <text:p>0.7180916379</text:p>
          </table:table-cell>
          <table:table-cell/>
          <table:table-cell table:style-name="ce17" office:value-type="float" office:value="21" calcext:value-type="float">
            <text:p>21</text:p>
          </table:table-cell>
          <table:table-cell table:style-name="ce19" office:value-type="string" calcext:value-type="string">
            <text:p>IC-sepultura</text:p>
          </table:table-cell>
          <table:table-cell table:style-name="ce19" office:value-type="string" calcext:value-type="string">
            <text:p>Intel® Core™2 Quad CPU Q8400 @ 2.66GHz × 4 Intel® Q45/Q43 × 3.8GB RAM</text:p>
          </table:table-cell>
          <table:table-cell table:style-name="ce25" table:formula="of:=SUMPRODUCT([.$B$2:.$B$999]=[.$H10];[.$D$2:.$D$999])" office:value-type="float" office:value="9" calcext:value-type="float">
            <text:p>9</text:p>
          </table:table-cell>
          <table:table-cell table:style-name="ce25" table:formula="of:=SUMPRODUCT([.$B$2:.$B$999]=[.$H10])" office:value-type="float" office:value="1" calcext:value-type="float">
            <text:p>1</text:p>
          </table:table-cell>
          <table:table-cell table:style-name="ce26" table:formula="of:=[.K10]/[.L10]" office:value-type="float" office:value="9" calcext:value-type="float">
            <text:p>9.0</text:p>
          </table:table-cell>
          <table:table-cell table:style-name="ce25" table:formula="of:=IF([.L10]&lt;3;0;1)" office:value-type="float" office:value="0" calcext:value-type="float">
            <text:p>0</text:p>
          </table:table-cell>
          <table:table-cell table:style-name="ce25" table:formula="of:=SUMPRODUCT([.$B$2:.$B$999]=[.$H10];[.$F$2:.$F$999])/[.$L10]" office:value-type="float" office:value="2.59527484864779" calcext:value-type="float">
            <text:p>2.5952748486</text:p>
          </table:table-cell>
          <table:table-cell table:formula="of:=[.N10]*([.P9]+1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84.6419" calcext:value-type="float">
            <text:p>85</text:p>
          </table:table-cell>
          <table:table-cell table:formula="of:=IF([.A11]&lt;&gt;[.A10];1;[.D10]+1)" office:value-type="float" office:value="10" calcext:value-type="float">
            <text:p>10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1]/[.E11]" office:value-type="float" office:value="0.771308350109389" calcext:value-type="float">
            <text:p>0.7713083501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0" office:value-type="string" calcext:value-type="string">
            <text:p>IC301-Titan</text:p>
          </table:table-cell>
          <table:table-cell table:style-name="ce22" office:value-type="string" calcext:value-type="string">
            <text:p>Intel® Core™2 Quad CPU Q8400 @ 2.66GHz × 4 Intel® Q45/Q43, 3.8GB RAM</text:p>
          </table:table-cell>
          <table:table-cell table:formula="of:=SUMPRODUCT([.$B$2:.$B$999]=[.$H11];[.$D$2:.$D$999])" office:value-type="float" office:value="13" calcext:value-type="float">
            <text:p>13</text:p>
          </table:table-cell>
          <table:table-cell table:formula="of:=SUMPRODUCT([.$B$2:.$B$999]=[.$H11])" office:value-type="float" office:value="3" calcext:value-type="float">
            <text:p>3</text:p>
          </table:table-cell>
          <table:table-cell table:style-name="ce6" table:formula="of:=[.K11]/[.L11]" office:value-type="float" office:value="4.33333333333333" calcext:value-type="float">
            <text:p>4.3</text:p>
          </table:table-cell>
          <table:table-cell table:formula="of:=IF([.L11]&lt;3;0;1)" office:value-type="float" office:value="1" calcext:value-type="float">
            <text:p>1</text:p>
          </table:table-cell>
          <table:table-cell table:style-name="ce27" table:formula="of:=SUMPRODUCT([.$B$2:.$B$999]=[.$H11];[.$F$2:.$F$999])/[.$L11]" office:value-type="float" office:value="0.324108266485358" calcext:value-type="float">
            <text:p>0.3241082665</text:p>
          </table:table-cell>
          <table:table-cell table:formula="of:=[.N11]*([.P10]+1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106.4705" calcext:value-type="float">
            <text:p>106</text:p>
          </table:table-cell>
          <table:table-cell table:formula="of:=IF([.A12]&lt;&gt;[.A11];1;[.D11]+1)" office:value-type="float" office:value="11" calcext:value-type="float">
            <text:p>11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2]/[.E12]" office:value-type="float" office:value="0.970223798028184" calcext:value-type="float">
            <text:p>0.970223798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20" office:value-type="string" calcext:value-type="string">
            <text:p>Pedro Grijó</text:p>
          </table:table-cell>
          <table:table-cell table:style-name="ce20" office:value-type="string" calcext:value-type="string">
            <text:p>Intel(R) Core(TM) i7-2670QM CPU @ 2.20GHz x4, 8GB DDR 1333Mhz ,Ubuntu 14.04LTS 32bits,HDD: SAMSUNG HN-M101MBB / 5400 RPM/ Sata III</text:p>
          </table:table-cell>
          <table:table-cell table:formula="of:=SUMPRODUCT([.$B$2:.$B$999]=[.$H12];[.$D$2:.$D$999])" office:value-type="float" office:value="11" calcext:value-type="float">
            <text:p>11</text:p>
          </table:table-cell>
          <table:table-cell table:formula="of:=SUMPRODUCT([.$B$2:.$B$999]=[.$H12])" office:value-type="float" office:value="3" calcext:value-type="float">
            <text:p>3</text:p>
          </table:table-cell>
          <table:table-cell table:style-name="ce6" table:formula="of:=[.K12]/[.L12]" office:value-type="float" office:value="3.66666666666667" calcext:value-type="float">
            <text:p>3.7</text:p>
          </table:table-cell>
          <table:table-cell table:formula="of:=IF([.L12]&lt;3;0;1)" office:value-type="float" office:value="1" calcext:value-type="float">
            <text:p>1</text:p>
          </table:table-cell>
          <table:table-cell table:style-name="ce27" table:formula="of:=SUMPRODUCT([.$B$2:.$B$999]=[.$H12];[.$F$2:.$F$999])/[.$L12]" office:value-type="float" office:value="0.328438475047229" calcext:value-type="float">
            <text:p>0.328438475</text:p>
          </table:table-cell>
          <table:table-cell table:formula="of:=[.N12]*([.P11]+1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</text:p>
          </table:table-cell>
          <table:table-cell table:style-name="ce3" office:value-type="float" office:value="23" calcext:value-type="float">
            <text:p>23</text:p>
          </table:table-cell>
          <table:table-cell table:style-name="ce9" office:value-type="float" office:value="568.411" calcext:value-type="float">
            <text:p>568</text:p>
          </table:table-cell>
          <table:table-cell table:formula="of:=IF([.A13]&lt;&gt;[.A12];1;[.D12]+1)" office:value-type="float" office:value="12" calcext:value-type="float">
            <text:p>12</text:p>
          </table:table-cell>
          <table:table-cell table:formula="of:=AVERAGE([.C2:.C13])" office:value-type="float" office:value="109.738083333333" calcext:value-type="float">
            <text:p>109.7380833333</text:p>
          </table:table-cell>
          <table:table-cell table:formula="of:=[.C13]/[.E13]" office:value-type="float" office:value="5.17970592099218" calcext:value-type="float">
            <text:p>5.179705921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0" office:value-type="string" calcext:value-type="string">
            <text:p>Gabriel Magalhães</text:p>
          </table:table-cell>
          <table:table-cell table:style-name="ce22" office:value-type="string" calcext:value-type="string">
            <text:p>Intel® Core™ i7-3612QM CPU @ 2.10GHz × 8; Memory 8GB, SSD Kingston 240GB V300 Sata III; <text:s/>Ubuntu 15.04 </text:p>
          </table:table-cell>
          <table:table-cell table:formula="of:=SUMPRODUCT([.$B$2:.$B$999]=[.$H13];[.$D$2:.$D$999])" office:value-type="float" office:value="15" calcext:value-type="float">
            <text:p>15</text:p>
          </table:table-cell>
          <table:table-cell table:formula="of:=SUMPRODUCT([.$B$2:.$B$999]=[.$H13])" office:value-type="float" office:value="6" calcext:value-type="float">
            <text:p>6</text:p>
          </table:table-cell>
          <table:table-cell table:style-name="ce6" table:formula="of:=[.K13]/[.L13]" office:value-type="float" office:value="2.5" calcext:value-type="float">
            <text:p>2.5</text:p>
          </table:table-cell>
          <table:table-cell table:formula="of:=IF([.L13]&lt;3;0;1)" office:value-type="float" office:value="1" calcext:value-type="float">
            <text:p>1</text:p>
          </table:table-cell>
          <table:table-cell table:style-name="ce27" table:formula="of:=SUMPRODUCT([.$B$2:.$B$999]=[.$H13];[.$F$2:.$F$999])/[.$L13]" office:value-type="float" office:value="0.356840433986993" calcext:value-type="float">
            <text:p>0.356840434</text:p>
          </table:table-cell>
          <table:table-cell table:formula="of:=[.N13]*([.P12]+1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8" calcext:value-type="float">
            <text:p>18</text:p>
          </table:table-cell>
          <table:table-cell table:style-name="ce10" office:value-type="float" office:value="14.84" calcext:value-type="float">
            <text:p>14.8</text:p>
          </table:table-cell>
          <table:table-cell table:formula="of:=IF([.A14]&lt;&gt;[.A13];1;[.D13]+1)" office:value-type="float" office:value="1" calcext:value-type="float">
            <text:p>1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4]/[.E14]" office:value-type="float" office:value="0.503071027142897" calcext:value-type="float">
            <text:p>0.5030710271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20" office:value-type="string" calcext:value-type="string">
            <text:p>Rodrigo Silva</text:p>
          </table:table-cell>
          <table:table-cell table:style-name="ce20" office:value-type="string" calcext:value-type="string">
            <text:p>Intel(R) Core(TM) i5-2450M @ 2.5GHZ; Memory 6GB</text:p>
          </table:table-cell>
          <table:table-cell table:formula="of:=SUMPRODUCT([.$B$2:.$B$999]=[.$H14];[.$D$2:.$D$999])" office:value-type="float" office:value="12" calcext:value-type="float">
            <text:p>12</text:p>
          </table:table-cell>
          <table:table-cell table:formula="of:=SUMPRODUCT([.$B$2:.$B$999]=[.$H14])" office:value-type="float" office:value="3" calcext:value-type="float">
            <text:p>3</text:p>
          </table:table-cell>
          <table:table-cell table:style-name="ce6" table:formula="of:=[.K14]/[.L14]" office:value-type="float" office:value="4" calcext:value-type="float">
            <text:p>4.0</text:p>
          </table:table-cell>
          <table:table-cell table:formula="of:=IF([.L14]&lt;3;0;1)" office:value-type="float" office:value="1" calcext:value-type="float">
            <text:p>1</text:p>
          </table:table-cell>
          <table:table-cell table:style-name="ce27" table:formula="of:=SUMPRODUCT([.$B$2:.$B$999]=[.$H14];[.$F$2:.$F$999])/[.$L14]" office:value-type="float" office:value="0.393194350929119" calcext:value-type="float">
            <text:p>0.3931943509</text:p>
          </table:table-cell>
          <table:table-cell table:formula="of:=[.N14]*([.P13]+1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6.64" calcext:value-type="float">
            <text:p>16.6</text:p>
          </table:table-cell>
          <table:table-cell table:formula="of:=IF([.A15]&lt;&gt;[.A14];1;[.D14]+1)" office:value-type="float" office:value="2" calcext:value-type="float">
            <text:p>2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5]/[.E15]" office:value-type="float" office:value="0.564090423966159" calcext:value-type="float">
            <text:p>0.564090424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20" office:value-type="string" calcext:value-type="string">
            <text:p>Matheus Figueiredo</text:p>
          </table:table-cell>
          <table:table-cell table:style-name="ce20" office:value-type="string" calcext:value-type="string">
            <text:p>Intel Core i7-4700HQ CPU @ 2.4GHz, 16GB DDR3, Ubuntu 14.04LTS, HDD 5400RPM</text:p>
          </table:table-cell>
          <table:table-cell table:formula="of:=SUMPRODUCT([.$B$2:.$B$999]=[.$H15];[.$D$2:.$D$999])" office:value-type="float" office:value="13" calcext:value-type="float">
            <text:p>13</text:p>
          </table:table-cell>
          <table:table-cell table:formula="of:=SUMPRODUCT([.$B$2:.$B$999]=[.$H15])" office:value-type="float" office:value="3" calcext:value-type="float">
            <text:p>3</text:p>
          </table:table-cell>
          <table:table-cell table:style-name="ce6" table:formula="of:=[.K15]/[.L15]" office:value-type="float" office:value="4.33333333333333" calcext:value-type="float">
            <text:p>4.3</text:p>
          </table:table-cell>
          <table:table-cell table:formula="of:=IF([.L15]&lt;3;0;1)" office:value-type="float" office:value="1" calcext:value-type="float">
            <text:p>1</text:p>
          </table:table-cell>
          <table:table-cell table:style-name="ce27" table:formula="of:=SUMPRODUCT([.$B$2:.$B$999]=[.$H15];[.$F$2:.$F$999])/[.$L15]" office:value-type="float" office:value="0.419055978161412" calcext:value-type="float">
            <text:p>0.4190559782</text:p>
          </table:table-cell>
          <table:table-cell table:formula="of:=[.N15]*([.P14]+1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18.19" calcext:value-type="float">
            <text:p>18.2</text:p>
          </table:table-cell>
          <table:table-cell table:formula="of:=IF([.A16]&lt;&gt;[.A15];1;[.D15]+1)" office:value-type="float" office:value="3" calcext:value-type="float">
            <text:p>3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6]/[.E16]" office:value-type="float" office:value="0.616634904563968" calcext:value-type="float">
            <text:p>0.6166349046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0" office:value-type="string" calcext:value-type="string">
            <text:p>João Fidélis</text:p>
          </table:table-cell>
          <table:table-cell table:style-name="ce24" office:value-type="string" calcext:value-type="string">
            <text:p>Intel Core i7-Intel(R) Core(TM) i7-4700HQ CPU @ 2.40GHz x 4, 16GB DDR3, Ubuntu 14.04LTS, HD: WD10S21X-24R1BTO / 7200RPM / Sata III</text:p>
          </table:table-cell>
          <table:table-cell table:formula="of:=SUMPRODUCT([.$B$2:.$B$999]=[.$H16];[.$D$2:.$D$999])" office:value-type="float" office:value="5" calcext:value-type="float">
            <text:p>5</text:p>
          </table:table-cell>
          <table:table-cell table:formula="of:=SUMPRODUCT([.$B$2:.$B$999]=[.$H16])" office:value-type="float" office:value="3" calcext:value-type="float">
            <text:p>3</text:p>
          </table:table-cell>
          <table:table-cell table:style-name="ce6" table:formula="of:=[.K16]/[.L16]" office:value-type="float" office:value="1.66666666666667" calcext:value-type="float">
            <text:p>1.7</text:p>
          </table:table-cell>
          <table:table-cell table:formula="of:=IF([.L16]&lt;3;0;1)" office:value-type="float" office:value="1" calcext:value-type="float">
            <text:p>1</text:p>
          </table:table-cell>
          <table:table-cell table:style-name="ce27" table:formula="of:=SUMPRODUCT([.$B$2:.$B$999]=[.$H16];[.$F$2:.$F$999])/[.$L16]" office:value-type="float" office:value="0.421215126459133" calcext:value-type="float">
            <text:p>0.4212151265</text:p>
          </table:table-cell>
          <table:table-cell table:formula="of:=[.N16]*([.P15]+1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5" office:value-type="float" office:value="26" calcext:value-type="float">
            <text:p>26</text:p>
          </table:table-cell>
          <table:table-cell table:style-name="ce10" office:value-type="float" office:value="19.88" calcext:value-type="float">
            <text:p>19.9</text:p>
          </table:table-cell>
          <table:table-cell table:formula="of:=IF([.A17]&lt;&gt;[.A16];1;[.D16]+1)" office:value-type="float" office:value="4" calcext:value-type="float">
            <text:p>4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7]/[.E17]" office:value-type="float" office:value="0.673925338248031" calcext:value-type="float">
            <text:p>0.673925338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20" office:value-type="string" calcext:value-type="string">
            <text:p>Pedro Meireles</text:p>
          </table:table-cell>
          <table:table-cell table:style-name="ce22" office:value-type="string" calcext:value-type="string">
            <text:p>Intel® Core™ i5-4590 CPU @ 3.30GHz × 4; <text:s/>Memory 8 GiB; <text:s/>64-bit graph: Intel® Haswell Desktop , Gnome: Version 3.18.2; Disk 216.9 GB; Fedora 23</text:p>
          </table:table-cell>
          <table:table-cell table:formula="of:=SUMPRODUCT([.$B$2:.$B$999]=[.$H17];[.$D$2:.$D$999])" office:value-type="float" office:value="11" calcext:value-type="float">
            <text:p>11</text:p>
          </table:table-cell>
          <table:table-cell table:formula="of:=SUMPRODUCT([.$B$2:.$B$999]=[.$H17])" office:value-type="float" office:value="3" calcext:value-type="float">
            <text:p>3</text:p>
          </table:table-cell>
          <table:table-cell table:style-name="ce6" table:formula="of:=[.K17]/[.L17]" office:value-type="float" office:value="3.66666666666667" calcext:value-type="float">
            <text:p>3.7</text:p>
          </table:table-cell>
          <table:table-cell table:formula="of:=IF([.L17]&lt;3;0;1)" office:value-type="float" office:value="1" calcext:value-type="float">
            <text:p>1</text:p>
          </table:table-cell>
          <table:table-cell table:style-name="ce27" table:formula="of:=SUMPRODUCT([.$B$2:.$B$999]=[.$H17];[.$F$2:.$F$999])/[.$L17]" office:value-type="float" office:value="0.461097204783339" calcext:value-type="float">
            <text:p>0.4610972048</text:p>
          </table:table-cell>
          <table:table-cell table:formula="of:=[.N17]*([.P16]+1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float" office:value="27.7" calcext:value-type="float">
            <text:p>27.7</text:p>
          </table:table-cell>
          <table:table-cell table:formula="of:=IF([.A18]&lt;&gt;[.A17];1;[.D17]+1)" office:value-type="float" office:value="5" calcext:value-type="float">
            <text:p>5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8]/[.E18]" office:value-type="float" office:value="0.939020717780205" calcext:value-type="float">
            <text:p>0.9390207178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0" office:value-type="string" calcext:value-type="string">
            <text:p>debios</text:p>
          </table:table-cell>
          <table:table-cell table:style-name="ce22" office:value-type="string" calcext:value-type="string">
            <text:p><text:s/>Intel(R) Core(TM) i7-3612QM CPU @ 2.10GHz x 4, 8 threads, 8GB, 64-bit, SSD 32GB, HDD1TB (5400rpm), Debian</text:p>
          </table:table-cell>
          <table:table-cell table:formula="of:=SUMPRODUCT([.$B$2:.$B$999]=[.$H18];[.$D$2:.$D$999])" office:value-type="float" office:value="14" calcext:value-type="float">
            <text:p>14</text:p>
          </table:table-cell>
          <table:table-cell table:formula="of:=SUMPRODUCT([.$B$2:.$B$999]=[.$H18])" office:value-type="float" office:value="3" calcext:value-type="float">
            <text:p>3</text:p>
          </table:table-cell>
          <table:table-cell table:style-name="ce6" table:formula="of:=[.K18]/[.L18]" office:value-type="float" office:value="4.66666666666667" calcext:value-type="float">
            <text:p>4.7</text:p>
          </table:table-cell>
          <table:table-cell table:formula="of:=IF([.L18]&lt;3;0;1)" office:value-type="float" office:value="1" calcext:value-type="float">
            <text:p>1</text:p>
          </table:table-cell>
          <table:table-cell table:style-name="ce27" table:formula="of:=SUMPRODUCT([.$B$2:.$B$999]=[.$H18];[.$F$2:.$F$999])/[.$L18]" office:value-type="float" office:value="0.506975619609958" calcext:value-type="float">
            <text:p>0.5069756196</text:p>
          </table:table-cell>
          <table:table-cell table:formula="of:=[.N18]*([.P17]+1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29.6" calcext:value-type="float">
            <text:p>29.6</text:p>
          </table:table-cell>
          <table:table-cell table:formula="of:=IF([.A19]&lt;&gt;[.A18];1;[.D18]+1)" office:value-type="float" office:value="6" calcext:value-type="float">
            <text:p>6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19]/[.E19]" office:value-type="float" office:value="1.00343008109365" calcext:value-type="float">
            <text:p>1.003430081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Cygnus X-1</text:p>
          </table:table-cell>
          <table:table-cell table:style-name="ce22" office:value-type="string" calcext:value-type="string">
            <text:p>Intel® Core™ i7 × 4; <text:s/>Memory 8 GiB; <text:s/></text:p>
          </table:table-cell>
          <table:table-cell table:formula="of:=SUMPRODUCT([.$B$2:.$B$999]=[.$H19];[.$D$2:.$D$999])" office:value-type="float" office:value="11" calcext:value-type="float">
            <text:p>11</text:p>
          </table:table-cell>
          <table:table-cell table:formula="of:=SUMPRODUCT([.$B$2:.$B$999]=[.$H19])" office:value-type="float" office:value="3" calcext:value-type="float">
            <text:p>3</text:p>
          </table:table-cell>
          <table:table-cell table:style-name="ce6" table:formula="of:=[.K19]/[.L19]" office:value-type="float" office:value="3.66666666666667" calcext:value-type="float">
            <text:p>3.7</text:p>
          </table:table-cell>
          <table:table-cell table:formula="of:=IF([.L19]&lt;3;0;1)" office:value-type="float" office:value="1" calcext:value-type="float">
            <text:p>1</text:p>
          </table:table-cell>
          <table:table-cell table:style-name="ce27" table:formula="of:=SUMPRODUCT([.$B$2:.$B$999]=[.$H19];[.$F$2:.$F$999])/[.$L19]" office:value-type="float" office:value="0.535428577040819" calcext:value-type="float">
            <text:p>0.535428577</text:p>
          </table:table-cell>
          <table:table-cell table:formula="of:=[.N19]*([.P18]+1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float" office:value="29.73" calcext:value-type="float">
            <text:p>29.7</text:p>
          </table:table-cell>
          <table:table-cell table:formula="of:=IF([.A20]&lt;&gt;[.A19];1;[.D19]+1)" office:value-type="float" office:value="7" calcext:value-type="float">
            <text:p>7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0]/[.E20]" office:value-type="float" office:value="1.00783703753088" calcext:value-type="float">
            <text:p>1.0078370375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0" office:value-type="string" calcext:value-type="string">
            <text:p>Renan Gomes</text:p>
          </table:table-cell>
          <table:table-cell table:style-name="ce22" office:value-type="string" calcext:value-type="string">
            <text:p>Intel® Core™ i7-4702MQ CPU @ 2.20GHz × 8 (64 bits) Memory 8 GiB; Graphics Intel® Haswell Mobile ; Ubuntu 14.04</text:p>
          </table:table-cell>
          <table:table-cell table:formula="of:=SUMPRODUCT([.$B$2:.$B$999]=[.$H20];[.$D$2:.$D$999])" office:value-type="float" office:value="9" calcext:value-type="float">
            <text:p>9</text:p>
          </table:table-cell>
          <table:table-cell table:formula="of:=SUMPRODUCT([.$B$2:.$B$999]=[.$H20])" office:value-type="float" office:value="3" calcext:value-type="float">
            <text:p>3</text:p>
          </table:table-cell>
          <table:table-cell table:style-name="ce6" table:formula="of:=[.K20]/[.L20]" office:value-type="float" office:value="3" calcext:value-type="float">
            <text:p>3.0</text:p>
          </table:table-cell>
          <table:table-cell table:formula="of:=IF([.L20]&lt;3;0;1)" office:value-type="float" office:value="1" calcext:value-type="float">
            <text:p>1</text:p>
          </table:table-cell>
          <table:table-cell table:style-name="ce27" table:formula="of:=SUMPRODUCT([.$B$2:.$B$999]=[.$H20];[.$F$2:.$F$999])/[.$L20]" office:value-type="float" office:value="0.563204205214788" calcext:value-type="float">
            <text:p>0.5632042052</text:p>
          </table:table-cell>
          <table:table-cell table:formula="of:=[.N20]*([.P19]+1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float" office:value="30.86" calcext:value-type="float">
            <text:p>30.9</text:p>
          </table:table-cell>
          <table:table-cell table:formula="of:=IF([.A21]&lt;&gt;[.A20];1;[.D20]+1)" office:value-type="float" office:value="8" calcext:value-type="float">
            <text:p>8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1]/[.E21]" office:value-type="float" office:value="1.04614365886993" calcext:value-type="float">
            <text:p>1.0461436589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Klaus Rollman</text:p>
          </table:table-cell>
          <table:table-cell table:style-name="ce20" office:value-type="string" calcext:value-type="string">
            <text:p>Intel(R) Core(TM) i7-3610QM CPU 4 cores, 8 threads @ 2.30GHz @ L1 256 KB / L2 1024 KB / L3 6144 KB</text:p>
          </table:table-cell>
          <table:table-cell table:formula="of:=SUMPRODUCT([.$B$2:.$B$999]=[.$H21];[.$D$2:.$D$999])" office:value-type="float" office:value="13" calcext:value-type="float">
            <text:p>13</text:p>
          </table:table-cell>
          <table:table-cell table:formula="of:=SUMPRODUCT([.$B$2:.$B$999]=[.$H21])" office:value-type="float" office:value="3" calcext:value-type="float">
            <text:p>3</text:p>
          </table:table-cell>
          <table:table-cell table:style-name="ce6" table:formula="of:=[.K21]/[.L21]" office:value-type="float" office:value="4.33333333333333" calcext:value-type="float">
            <text:p>4.3</text:p>
          </table:table-cell>
          <table:table-cell table:formula="of:=IF([.L21]&lt;3;0;1)" office:value-type="float" office:value="1" calcext:value-type="float">
            <text:p>1</text:p>
          </table:table-cell>
          <table:table-cell table:style-name="ce27" table:formula="of:=SUMPRODUCT([.$B$2:.$B$999]=[.$H21];[.$F$2:.$F$999])/[.$L21]" office:value-type="float" office:value="0.613682828664215" calcext:value-type="float">
            <text:p>0.6136828287</text:p>
          </table:table-cell>
          <table:table-cell table:formula="of:=[.N21]*([.P20]+1)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31.49" calcext:value-type="float">
            <text:p>31.5</text:p>
          </table:table-cell>
          <table:table-cell table:formula="of:=IF([.A22]&lt;&gt;[.A21];1;[.D21]+1)" office:value-type="float" office:value="9" calcext:value-type="float">
            <text:p>9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2]/[.E22]" office:value-type="float" office:value="1.06750044775807" calcext:value-type="float">
            <text:p>1.0675004478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0" office:value-type="string" calcext:value-type="string">
            <text:p>Gabriel Bueno</text:p>
          </table:table-cell>
          <table:table-cell table:style-name="ce22" office:value-type="string" calcext:value-type="string">
            <text:p>Intel(R) Core(TM) i7-4510U CPU @ 2.00GHz x 2, 4 threads, 64-bit; Memory 8 GB DDR3; HD SATA 5400rpm;Ubuntu <text:s/>15.10</text:p>
          </table:table-cell>
          <table:table-cell table:formula="of:=SUMPRODUCT([.$B$2:.$B$999]=[.$H22];[.$D$2:.$D$999])" office:value-type="float" office:value="20" calcext:value-type="float">
            <text:p>20</text:p>
          </table:table-cell>
          <table:table-cell table:formula="of:=SUMPRODUCT([.$B$2:.$B$999]=[.$H22])" office:value-type="float" office:value="3" calcext:value-type="float">
            <text:p>3</text:p>
          </table:table-cell>
          <table:table-cell table:style-name="ce6" table:formula="of:=[.K22]/[.L22]" office:value-type="float" office:value="6.66666666666667" calcext:value-type="float">
            <text:p>6.7</text:p>
          </table:table-cell>
          <table:table-cell table:formula="of:=IF([.L22]&lt;3;0;1)" office:value-type="float" office:value="1" calcext:value-type="float">
            <text:p>1</text:p>
          </table:table-cell>
          <table:table-cell table:style-name="ce27" table:formula="of:=SUMPRODUCT([.$B$2:.$B$999]=[.$H22];[.$F$2:.$F$999])/[.$L22]" office:value-type="float" office:value="0.678205606256414" calcext:value-type="float">
            <text:p>0.6782056063</text:p>
          </table:table-cell>
          <table:table-cell table:formula="of:=[.N22]*([.P21]+1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32.5758" calcext:value-type="float">
            <text:p>32.6</text:p>
          </table:table-cell>
          <table:table-cell table:formula="of:=IF([.A23]&lt;&gt;[.A22];1;[.D22]+1)" office:value-type="float" office:value="10" calcext:value-type="float">
            <text:p>10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3]/[.E23]" office:value-type="float" office:value="1.10430870390846" calcext:value-type="float">
            <text:p>1.1043087039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21" office:value-type="string" calcext:value-type="string">
            <text:p>Wendrey</text:p>
          </table:table-cell>
          <table:table-cell table:style-name="ce21" office:value-type="string" calcext:value-type="string">
            <text:p>Intel Core i5-5200U CPU 2.20GHz x 4 L1 32KiB L2 256KiB L3 3MiB Memory 8GiB DDR3 Disk 1TB WDC WD10JPVX-22J Ubuntu 14.04 LTS</text:p>
          </table:table-cell>
          <table:table-cell table:formula="of:=SUMPRODUCT([.$B$2:.$B$999]=[.$H23];[.$D$2:.$D$999])" office:value-type="float" office:value="20" calcext:value-type="float">
            <text:p>20</text:p>
          </table:table-cell>
          <table:table-cell table:formula="of:=SUMPRODUCT([.$B$2:.$B$999]=[.$H23])" office:value-type="float" office:value="3" calcext:value-type="float">
            <text:p>3</text:p>
          </table:table-cell>
          <table:table-cell table:style-name="ce6" table:formula="of:=[.K23]/[.L23]" office:value-type="float" office:value="6.66666666666667" calcext:value-type="float">
            <text:p>6.7</text:p>
          </table:table-cell>
          <table:table-cell table:formula="of:=IF([.L23]&lt;3;0;1)" office:value-type="float" office:value="1" calcext:value-type="float">
            <text:p>1</text:p>
          </table:table-cell>
          <table:table-cell table:style-name="ce27" table:formula="of:=SUMPRODUCT([.$B$2:.$B$999]=[.$H23];[.$F$2:.$F$999])/[.$L23]" office:value-type="float" office:value="0.718840397880712" calcext:value-type="float">
            <text:p>0.7188403979</text:p>
          </table:table-cell>
          <table:table-cell table:formula="of:=[.N23]*([.P22]+1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32.83" calcext:value-type="float">
            <text:p>32.8</text:p>
          </table:table-cell>
          <table:table-cell table:formula="of:=IF([.A24]&lt;&gt;[.A23];1;[.D23]+1)" office:value-type="float" office:value="11" calcext:value-type="float">
            <text:p>11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4]/[.E24]" office:value-type="float" office:value="1.1129259987265" calcext:value-type="float">
            <text:p>1.1129259987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20" office:value-type="string" calcext:value-type="string">
            <text:p>yk0 - Yugo Kuno</text:p>
          </table:table-cell>
          <table:table-cell table:style-name="ce22" office:value-type="string" calcext:value-type="string">
            <text:p>AMD PhenonII, 4 cores, 3.2MHz; 10GB, ddr3, 1.333 MHz; hdd sata3, 7200rpm, 32MB buffer</text:p>
          </table:table-cell>
          <table:table-cell table:formula="of:=SUMPRODUCT([.$B$2:.$B$999]=[.$H24];[.$D$2:.$D$999])" office:value-type="float" office:value="24" calcext:value-type="float">
            <text:p>24</text:p>
          </table:table-cell>
          <table:table-cell table:formula="of:=SUMPRODUCT([.$B$2:.$B$999]=[.$H24])" office:value-type="float" office:value="3" calcext:value-type="float">
            <text:p>3</text:p>
          </table:table-cell>
          <table:table-cell table:style-name="ce6" table:formula="of:=[.K24]/[.L24]" office:value-type="float" office:value="8" calcext:value-type="float">
            <text:p>8.0</text:p>
          </table:table-cell>
          <table:table-cell table:formula="of:=IF([.L24]&lt;3;0;1)" office:value-type="float" office:value="1" calcext:value-type="float">
            <text:p>1</text:p>
          </table:table-cell>
          <table:table-cell table:style-name="ce27" table:formula="of:=SUMPRODUCT([.$B$2:.$B$999]=[.$H24];[.$F$2:.$F$999])/[.$L24]" office:value-type="float" office:value="0.805987709053542" calcext:value-type="float">
            <text:p>0.8059877091</text:p>
          </table:table-cell>
          <table:table-cell table:formula="of:=[.N24]*([.P23]+1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a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float" office:value="69.65" calcext:value-type="float">
            <text:p>69.7</text:p>
          </table:table-cell>
          <table:table-cell table:formula="of:=IF([.A25]&lt;&gt;[.A24];1;[.D24]+1)" office:value-type="float" office:value="12" calcext:value-type="float">
            <text:p>12</text:p>
          </table:table-cell>
          <table:table-cell table:formula="of:=AVERAGE([.C14:.C25])" office:value-type="float" office:value="29.4988166666667" calcext:value-type="float">
            <text:p>29.4988166667</text:p>
          </table:table-cell>
          <table:table-cell table:formula="of:=[.C25]/[.E25]" office:value-type="float" office:value="2.36111166041124" calcext:value-type="float">
            <text:p>2.3611116604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22" office:value-type="string" calcext:value-type="string">
            <text:p>Netbook - Felipe Emos</text:p>
          </table:table-cell>
          <table:table-cell table:style-name="ce22" office:value-type="string" calcext:value-type="string">
            <text:p>Intel Atom Processor D4xx/D5xx/N4xx/N5xx DMI Bridge</text:p>
          </table:table-cell>
          <table:table-cell table:formula="of:=SUMPRODUCT([.$B$2:.$B$999]=[.$H25];[.$D$2:.$D$999])" office:value-type="float" office:value="24" calcext:value-type="float">
            <text:p>24</text:p>
          </table:table-cell>
          <table:table-cell table:formula="of:=SUMPRODUCT([.$B$2:.$B$999]=[.$H25])" office:value-type="float" office:value="3" calcext:value-type="float">
            <text:p>3</text:p>
          </table:table-cell>
          <table:table-cell table:style-name="ce6" table:formula="of:=[.K25]/[.L25]" office:value-type="float" office:value="8" calcext:value-type="float">
            <text:p>8.0</text:p>
          </table:table-cell>
          <table:table-cell table:formula="of:=IF([.L25]&lt;3;0;1)" office:value-type="float" office:value="1" calcext:value-type="float">
            <text:p>1</text:p>
          </table:table-cell>
          <table:table-cell table:style-name="ce27" table:formula="of:=SUMPRODUCT([.$B$2:.$B$999]=[.$H25];[.$F$2:.$F$999])/[.$L25]" office:value-type="float" office:value="1.08352018754771" calcext:value-type="float">
            <text:p>1.0835201875</text:p>
          </table:table-cell>
          <table:table-cell table:formula="of:=[.N25]*([.P24]+1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a</text:p>
          </table:table-cell>
          <table:table-cell table:style-name="ce5" office:value-type="float" office:value="27" calcext:value-type="float">
            <text:p>27</text:p>
          </table:table-cell>
          <table:table-cell table:style-name="ce10" office:value-type="float" office:value="5.07" calcext:value-type="float">
            <text:p>5.1</text:p>
          </table:table-cell>
          <table:table-cell table:formula="of:=IF([.A26]&lt;&gt;[.A25];1;[.D25]+1)" office:value-type="float" office:value="1" calcext:value-type="float">
            <text:p>1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6]/[.E26]" office:value-type="float" office:value="0.20181514210652" calcext:value-type="float">
            <text:p>0.2018151421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0" office:value-type="string" calcext:value-type="string">
            <text:p>Bruno Hori - Mamonas</text:p>
          </table:table-cell>
          <table:table-cell table:style-name="ce22" office:value-type="string" calcext:value-type="string">
            <text:p>Intel(R) Core(TM)2 Quad CPU <text:s text:c="3"/>Q8400 <text:s/>@ 2.66GHz</text:p>
          </table:table-cell>
          <table:table-cell table:formula="of:=SUMPRODUCT([.$B$2:.$B$999]=[.$H26];[.$D$2:.$D$999])" office:value-type="float" office:value="26" calcext:value-type="float">
            <text:p>26</text:p>
          </table:table-cell>
          <table:table-cell table:formula="of:=SUMPRODUCT([.$B$2:.$B$999]=[.$H26])" office:value-type="float" office:value="4" calcext:value-type="float">
            <text:p>4</text:p>
          </table:table-cell>
          <table:table-cell table:style-name="ce6" table:formula="of:=[.K26]/[.L26]" office:value-type="float" office:value="6.5" calcext:value-type="float">
            <text:p>6.5</text:p>
          </table:table-cell>
          <table:table-cell table:formula="of:=IF([.L26]&lt;3;0;1)" office:value-type="float" office:value="1" calcext:value-type="float">
            <text:p>1</text:p>
          </table:table-cell>
          <table:table-cell table:style-name="ce27" table:formula="of:=SUMPRODUCT([.$B$2:.$B$999]=[.$H26];[.$F$2:.$F$999])/[.$L26]" office:value-type="float" office:value="1.13983819237623" calcext:value-type="float">
            <text:p>1.1398381924</text:p>
          </table:table-cell>
          <table:table-cell table:formula="of:=[.N26]*([.P25]+1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7.3" calcext:value-type="float">
            <text:p>7.3</text:p>
          </table:table-cell>
          <table:table-cell table:formula="of:=IF([.A27]&lt;&gt;[.A26];1;[.D26]+1)" office:value-type="float" office:value="2" calcext:value-type="float">
            <text:p>2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7]/[.E27]" office:value-type="float" office:value="0.290581960035029" calcext:value-type="float">
            <text:p>0.29058196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0" office:value-type="string" calcext:value-type="string">
            <text:p>Renan Castro</text:p>
          </table:table-cell>
          <table:table-cell table:style-name="ce22" office:value-type="string" calcext:value-type="string">
            <text:p>Intel(R) Core(TM) i7-3740QM CPU @ 2.70GHz @ 2 CORES @ Virtual Machine</text:p>
          </table:table-cell>
          <table:table-cell table:formula="of:=SUMPRODUCT([.$B$2:.$B$999]=[.$H27];[.$D$2:.$D$999])" office:value-type="float" office:value="20" calcext:value-type="float">
            <text:p>20</text:p>
          </table:table-cell>
          <table:table-cell table:formula="of:=SUMPRODUCT([.$B$2:.$B$999]=[.$H27])" office:value-type="float" office:value="3" calcext:value-type="float">
            <text:p>3</text:p>
          </table:table-cell>
          <table:table-cell table:style-name="ce6" table:formula="of:=[.K27]/[.L27]" office:value-type="float" office:value="6.66666666666667" calcext:value-type="float">
            <text:p>6.7</text:p>
          </table:table-cell>
          <table:table-cell table:formula="of:=IF([.L27]&lt;3;0;1)" office:value-type="float" office:value="1" calcext:value-type="float">
            <text:p>1</text:p>
          </table:table-cell>
          <table:table-cell table:style-name="ce27" table:formula="of:=SUMPRODUCT([.$B$2:.$B$999]=[.$H27];[.$F$2:.$F$999])/[.$L27]" office:value-type="float" office:value="1.26268478875547" calcext:value-type="float">
            <text:p>1.2626847888</text:p>
          </table:table-cell>
          <table:table-cell table:formula="of:=[.N27]*([.P26]+1)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7.45" calcext:value-type="float">
            <text:p>7.5</text:p>
          </table:table-cell>
          <table:table-cell table:formula="of:=IF([.A28]&lt;&gt;[.A27];1;[.D27]+1)" office:value-type="float" office:value="3" calcext:value-type="float">
            <text:p>3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8]/[.E28]" office:value-type="float" office:value="0.29655282222753" calcext:value-type="float">
            <text:p>0.2965528222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0" office:value-type="string" calcext:value-type="string">
            <text:p>Luiz Sekijima</text:p>
          </table:table-cell>
          <table:table-cell table:style-name="ce22" office:value-type="string" calcext:value-type="string">
            <text:p>Intel® Core™2 Duo CPU T6500 @ 2.10GHz × 2, 4GB RAM</text:p>
          </table:table-cell>
          <table:table-cell table:formula="of:=SUMPRODUCT([.$B$2:.$B$999]=[.$H28];[.$D$2:.$D$999])" office:value-type="float" office:value="29" calcext:value-type="float">
            <text:p>29</text:p>
          </table:table-cell>
          <table:table-cell table:formula="of:=SUMPRODUCT([.$B$2:.$B$999]=[.$H28])" office:value-type="float" office:value="3" calcext:value-type="float">
            <text:p>3</text:p>
          </table:table-cell>
          <table:table-cell table:style-name="ce6" table:formula="of:=[.K28]/[.L28]" office:value-type="float" office:value="9.66666666666667" calcext:value-type="float">
            <text:p>9.7</text:p>
          </table:table-cell>
          <table:table-cell table:formula="of:=IF([.L28]&lt;3;0;1)" office:value-type="float" office:value="1" calcext:value-type="float">
            <text:p>1</text:p>
          </table:table-cell>
          <table:table-cell table:style-name="ce27" table:formula="of:=SUMPRODUCT([.$B$2:.$B$999]=[.$H28];[.$F$2:.$F$999])/[.$L28]" office:value-type="float" office:value="1.34349291339827" calcext:value-type="float">
            <text:p>1.3434929134</text:p>
          </table:table-cell>
          <table:table-cell table:formula="of:=[.N28]*([.P27]+1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float" office:value="7.7" calcext:value-type="float">
            <text:p>7.7</text:p>
          </table:table-cell>
          <table:table-cell table:formula="of:=IF([.A29]&lt;&gt;[.A28];1;[.D28]+1)" office:value-type="float" office:value="4" calcext:value-type="float">
            <text:p>4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29]/[.E29]" office:value-type="float" office:value="0.306504259215031" calcext:value-type="float">
            <text:p>0.3065042592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0" office:value-type="string" calcext:value-type="string">
            <text:p>Victor Souza</text:p>
          </table:table-cell>
          <table:table-cell table:style-name="ce22" office:value-type="string" calcext:value-type="string">
            <text:p>Intel(R) Core(TM)2 Quad CPU Q8400 <text:s/>@ 2.66GHz; Memory 4GB, Fedora release 21</text:p>
          </table:table-cell>
          <table:table-cell table:formula="of:=SUMPRODUCT([.$B$2:.$B$999]=[.$H29];[.$D$2:.$D$999])" office:value-type="float" office:value="31" calcext:value-type="float">
            <text:p>31</text:p>
          </table:table-cell>
          <table:table-cell table:formula="of:=SUMPRODUCT([.$B$2:.$B$999]=[.$H29])" office:value-type="float" office:value="3" calcext:value-type="float">
            <text:p>3</text:p>
          </table:table-cell>
          <table:table-cell table:style-name="ce6" table:formula="of:=[.K29]/[.L29]" office:value-type="float" office:value="10.3333333333333" calcext:value-type="float">
            <text:p>10.3</text:p>
          </table:table-cell>
          <table:table-cell table:formula="of:=IF([.L29]&lt;3;0;1)" office:value-type="float" office:value="1" calcext:value-type="float">
            <text:p>1</text:p>
          </table:table-cell>
          <table:table-cell table:style-name="ce27" table:formula="of:=SUMPRODUCT([.$B$2:.$B$999]=[.$H29];[.$F$2:.$F$999])/[.$L29]" office:value-type="float" office:value="2.75522587467797" calcext:value-type="float">
            <text:p>2.7552258747</text:p>
          </table:table-cell>
          <table:table-cell table:formula="of:=[.N29]*([.P28]+1)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8.7" calcext:value-type="float">
            <text:p>8.7</text:p>
          </table:table-cell>
          <table:table-cell table:formula="of:=IF([.A30]&lt;&gt;[.A29];1;[.D29]+1)" office:value-type="float" office:value="5" calcext:value-type="float">
            <text:p>5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0]/[.E30]" office:value-type="float" office:value="0.346310007165035" calcext:value-type="float">
            <text:p>0.346310007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Mateus Ruivo</text:p>
          </table:table-cell>
          <table:table-cell table:style-name="ce22" office:value-type="string" calcext:value-type="string">
            <text:p>Intel(R) Core(TM) i3-3110M CPU @ 2.40GHz 3072 KB Cache, 4GB RAM DDR3, 5400rpm SATA</text:p>
          </table:table-cell>
          <table:table-cell table:formula="of:=SUMPRODUCT([.$B$2:.$B$999]=[.$H30];[.$D$2:.$D$999])" office:value-type="float" office:value="21" calcext:value-type="float">
            <text:p>21</text:p>
          </table:table-cell>
          <table:table-cell table:formula="of:=SUMPRODUCT([.$B$2:.$B$999]=[.$H30])" office:value-type="float" office:value="3" calcext:value-type="float">
            <text:p>3</text:p>
          </table:table-cell>
          <table:table-cell table:style-name="ce6" table:formula="of:=[.K30]/[.L30]" office:value-type="float" office:value="7" calcext:value-type="float">
            <text:p>7.0</text:p>
          </table:table-cell>
          <table:table-cell table:formula="of:=IF([.L30]&lt;3;0;1)" office:value-type="float" office:value="1" calcext:value-type="float">
            <text:p>1</text:p>
          </table:table-cell>
          <table:table-cell table:style-name="ce27" table:formula="of:=SUMPRODUCT([.$B$2:.$B$999]=[.$H30];[.$F$2:.$F$999])/[.$L30]" office:value-type="float" office:value="5.47110645031938" calcext:value-type="float">
            <text:p>5.4711064503</text:p>
          </table:table-cell>
          <table:table-cell table:formula="of:=[.N30]*([.P29]+1)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10.194" calcext:value-type="float">
            <text:p>10.2</text:p>
          </table:table-cell>
          <table:table-cell table:formula="of:=IF([.A31]&lt;&gt;[.A30];1;[.D30]+1)" office:value-type="float" office:value="6" calcext:value-type="float">
            <text:p>6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1]/[.E31]" office:value-type="float" office:value="0.405779794602341" calcext:value-type="float">
            <text:p>0.4057797946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20" office:value-type="string" calcext:value-type="string">
            <text:p>Pedro Vasconcellos</text:p>
          </table:table-cell>
          <table:table-cell table:style-name="ce20" office:value-type="string" calcext:value-type="string">
            <text:p>Raspberry Pi, 900MHz quad-core ARM Cortex-A7 CPU, 1GB RAM, 32GB SD Card</text:p>
          </table:table-cell>
          <table:table-cell table:formula="of:=SUMPRODUCT([.$B$2:.$B$999]=[.$H31];[.$D$2:.$D$999])" office:value-type="float" office:value="32" calcext:value-type="float">
            <text:p>32</text:p>
          </table:table-cell>
          <table:table-cell table:formula="of:=SUMPRODUCT([.$B$2:.$B$999]=[.$H31])" office:value-type="float" office:value="3" calcext:value-type="float">
            <text:p>3</text:p>
          </table:table-cell>
          <table:table-cell table:style-name="ce6" table:formula="of:=[.K31]/[.L31]" office:value-type="float" office:value="10.6666666666667" calcext:value-type="float">
            <text:p>10.7</text:p>
          </table:table-cell>
          <table:table-cell table:formula="of:=IF([.L31]&lt;3;0;1)" office:value-type="float" office:value="1" calcext:value-type="float">
            <text:p>1</text:p>
          </table:table-cell>
          <table:table-cell table:style-name="ce27" table:formula="of:=SUMPRODUCT([.$B$2:.$B$999]=[.$H31];[.$F$2:.$F$999])/[.$L31]" office:value-type="float" office:value="5.87428941442735" calcext:value-type="float">
            <text:p>5.8742894144</text:p>
          </table:table-cell>
          <table:table-cell table:formula="of:=[.N31]*([.P30]+1)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a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float" office:value="11.658" calcext:value-type="float">
            <text:p>11.7</text:p>
          </table:table-cell>
          <table:table-cell table:formula="of:=IF([.A32]&lt;&gt;[.A31];1;[.D31]+1)" office:value-type="float" office:value="7" calcext:value-type="float">
            <text:p>7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2]/[.E32]" office:value-type="float" office:value="0.464055409601146" calcext:value-type="float">
            <text:p>0.464055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13.2" calcext:value-type="float">
            <text:p>13.2</text:p>
          </table:table-cell>
          <table:table-cell table:formula="of:=IF([.A33]&lt;&gt;[.A32];1;[.D32]+1)" office:value-type="float" office:value="8" calcext:value-type="float">
            <text:p>8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3]/[.E33]" office:value-type="float" office:value="0.525435872940053" calcext:value-type="float">
            <text:p>0.5254358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5" office:value-type="string" calcext:value-type="string">
            <text:p>30gb</text:p>
          </table:table-cell>
          <table:table-cell table:style-name="ce10" office:value-type="float" office:value="23.47" calcext:value-type="float">
            <text:p>23.5</text:p>
          </table:table-cell>
          <table:table-cell table:formula="of:=IF([.A34]&lt;&gt;[.A33];1;[.D33]+1)" office:value-type="float" office:value="9" calcext:value-type="float">
            <text:p>9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4]/[.E34]" office:value-type="float" office:value="0.934240904386593" calcext:value-type="float">
            <text:p>0.9342409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float" office:value="60.5" calcext:value-type="float">
            <text:p>60.5</text:p>
          </table:table-cell>
          <table:table-cell table:formula="of:=IF([.A35]&lt;&gt;[.A34];1;[.D34]+1)" office:value-type="float" office:value="10" calcext:value-type="float">
            <text:p>10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5]/[.E35]" office:value-type="float" office:value="2.40824775097524" calcext:value-type="float">
            <text:p>2.4082477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21.1" calcext:value-type="float">
            <text:p>121.1</text:p>
          </table:table-cell>
          <table:table-cell table:formula="of:=IF([.A36]&lt;&gt;[.A35];1;[.D35]+1)" office:value-type="float" office:value="11" calcext:value-type="float">
            <text:p>11</text:p>
          </table:table-cell>
          <table:table-cell table:formula="of:=AVERAGE([.C26:.C36])" office:value-type="float" office:value="25.122" calcext:value-type="float">
            <text:p>25.122</text:p>
          </table:table-cell>
          <table:table-cell table:formula="of:=[.C36]/[.E36]" office:value-type="float" office:value="4.82047607674548" calcext:value-type="float">
            <text:p>4.82047607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2" calcext:value-type="float">
            <text:p>22</text:p>
          </table:table-cell>
          <table:table-cell table:style-name="ce11" office:value-type="float" office:value="0.002921562" calcext:value-type="float">
            <text:p>0.00</text:p>
          </table:table-cell>
          <table:table-cell table:formula="of:=IF([.A37]&lt;&gt;[.A36];1;[.D36]+1)" office:value-type="float" office:value="1" calcext:value-type="float">
            <text:p>1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37]/[.E37]" office:value-type="float" office:value="0.000189163633598866" calcext:value-type="float">
            <text:p>0.00018916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5" calcext:value-type="float">
            <text:p>15</text:p>
          </table:table-cell>
          <table:table-cell table:style-name="ce11" office:value-type="float" office:value="1.780615208" calcext:value-type="float">
            <text:p>1.78</text:p>
          </table:table-cell>
          <table:table-cell table:formula="of:=IF([.A38]&lt;&gt;[.A37];1;[.D37]+1)" office:value-type="float" office:value="2" calcext:value-type="float">
            <text:p>2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38]/[.E38]" office:value-type="float" office:value="0.115290260068648" calcext:value-type="float">
            <text:p>0.1152902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0" calcext:value-type="float">
            <text:p>20</text:p>
          </table:table-cell>
          <table:table-cell table:style-name="ce11" office:value-type="float" office:value="1.913255332" calcext:value-type="float">
            <text:p>1.91</text:p>
          </table:table-cell>
          <table:table-cell table:formula="of:=IF([.A39]&lt;&gt;[.A38];1;[.D38]+1)" office:value-type="float" office:value="3" calcext:value-type="float">
            <text:p>3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39]/[.E39]" office:value-type="float" office:value="0.12387836732663" calcext:value-type="float">
            <text:p>0.1238783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2.366946723" calcext:value-type="float">
            <text:p>2.37</text:p>
          </table:table-cell>
          <table:table-cell table:formula="of:=IF([.A40]&lt;&gt;[.A39];1;[.D39]+1)" office:value-type="float" office:value="4" calcext:value-type="float">
            <text:p>4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0]/[.E40]" office:value-type="float" office:value="0.153253719297283" calcext:value-type="float">
            <text:p>0.1532537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5" calcext:value-type="float">
            <text:p>25</text:p>
          </table:table-cell>
          <table:table-cell table:style-name="ce11" office:value-type="float" office:value="2.5843" calcext:value-type="float">
            <text:p>2.58</text:p>
          </table:table-cell>
          <table:table-cell table:formula="of:=IF([.A41]&lt;&gt;[.A40];1;[.D40]+1)" office:value-type="float" office:value="5" calcext:value-type="float">
            <text:p>5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1]/[.E41]" office:value-type="float" office:value="0.167326785572084" calcext:value-type="float">
            <text:p>0.1673267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7" calcext:value-type="float">
            <text:p>17</text:p>
          </table:table-cell>
          <table:table-cell table:style-name="ce11" office:value-type="float" office:value="2.805991387" calcext:value-type="float">
            <text:p>2.81</text:p>
          </table:table-cell>
          <table:table-cell table:formula="of:=IF([.A42]&lt;&gt;[.A41];1;[.D41]+1)" office:value-type="float" office:value="6" calcext:value-type="float">
            <text:p>6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2]/[.E42]" office:value-type="float" office:value="0.181680733324174" calcext:value-type="float">
            <text:p>0.1816807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1" calcext:value-type="float">
            <text:p>11</text:p>
          </table:table-cell>
          <table:table-cell table:style-name="ce11" office:value-type="float" office:value="2.846095154" calcext:value-type="float">
            <text:p>2.85</text:p>
          </table:table-cell>
          <table:table-cell table:formula="of:=IF([.A43]&lt;&gt;[.A42];1;[.D42]+1)" office:value-type="float" office:value="7" calcext:value-type="float">
            <text:p>7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3]/[.E43]" office:value-type="float" office:value="0.184277349205241" calcext:value-type="float">
            <text:p>0.1842773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19" calcext:value-type="float">
            <text:p>19</text:p>
          </table:table-cell>
          <table:table-cell table:style-name="ce11" office:value-type="float" office:value="2.939470455" calcext:value-type="float">
            <text:p>2.94</text:p>
          </table:table-cell>
          <table:table-cell table:formula="of:=IF([.A44]&lt;&gt;[.A43];1;[.D43]+1)" office:value-type="float" office:value="8" calcext:value-type="float">
            <text:p>8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4]/[.E44]" office:value-type="float" office:value="0.190323160050792" calcext:value-type="float">
            <text:p>0.1903231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9.9518" calcext:value-type="float">
            <text:p>9.95</text:p>
          </table:table-cell>
          <table:table-cell table:formula="of:=IF([.A45]&lt;&gt;[.A44];1;[.D44]+1)" office:value-type="float" office:value="9" calcext:value-type="float">
            <text:p>9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5]/[.E45]" office:value-type="float" office:value="0.644353482434804" calcext:value-type="float">
            <text:p>0.64435348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float" office:value="11.176578989" calcext:value-type="float">
            <text:p>11.18</text:p>
          </table:table-cell>
          <table:table-cell table:formula="of:=IF([.A46]&lt;&gt;[.A45];1;[.D45]+1)" office:value-type="float" office:value="10" calcext:value-type="float">
            <text:p>10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6]/[.E46]" office:value-type="float" office:value="0.72365477534414" calcext:value-type="float">
            <text:p>0.72365477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4" office:value-type="string" calcext:value-type="string">
            <text:p>30mp</text:p>
          </table:table-cell>
          <table:table-cell table:style-name="ce11" office:value-type="float" office:value="13.701381961" calcext:value-type="float">
            <text:p>13.70</text:p>
          </table:table-cell>
          <table:table-cell table:formula="of:=IF([.A47]&lt;&gt;[.A46];1;[.D46]+1)" office:value-type="float" office:value="11" calcext:value-type="float">
            <text:p>11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7]/[.E47]" office:value-type="float" office:value="0.887129281209405" calcext:value-type="float">
            <text:p>0.8871292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a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133.26618227" calcext:value-type="float">
            <text:p>133.27</text:p>
          </table:table-cell>
          <table:table-cell table:formula="of:=IF([.A48]&lt;&gt;[.A47];1;[.D47]+1)" office:value-type="float" office:value="12" calcext:value-type="float">
            <text:p>12</text:p>
          </table:table-cell>
          <table:table-cell table:formula="of:=AVERAGE([.C37:.C48])" office:value-type="float" office:value="15.4446282534167" calcext:value-type="float">
            <text:p>15.4446282534</text:p>
          </table:table-cell>
          <table:table-cell table:formula="of:=[.C48]/[.E48]" office:value-type="float" office:value="8.6286429225332" calcext:value-type="float">
            <text:p>8.628642922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0.002445" calcext:value-type="float">
            <text:p>0.002445</text:p>
          </table:table-cell>
          <table:table-cell table:formula="of:=IF([.A49]&lt;&gt;[.A48];1;[.D48]+1)" office:value-type="float" office:value="1" calcext:value-type="float">
            <text:p>1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49]/[.E49]" office:value-type="float" office:value="0.293812806993826" calcext:value-type="float">
            <text:p>0.293812807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0.002971" calcext:value-type="float">
            <text:p>0.002971</text:p>
          </table:table-cell>
          <table:table-cell table:formula="of:=IF([.A50]&lt;&gt;[.A49];1;[.D49]+1)" office:value-type="float" office:value="2" calcext:value-type="float">
            <text:p>2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0]/[.E50]" office:value-type="float" office:value="0.357021615369594" calcext:value-type="float">
            <text:p>0.3570216154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0.003013" calcext:value-type="float">
            <text:p>0.003013</text:p>
          </table:table-cell>
          <table:table-cell table:formula="of:=IF([.A51]&lt;&gt;[.A50];1;[.D50]+1)" office:value-type="float" office:value="3" calcext:value-type="float">
            <text:p>3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1]/[.E51]" office:value-type="float" office:value="0.362068706532678" calcext:value-type="float">
            <text:p>0.3620687065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float" office:value="0.003098" calcext:value-type="float">
            <text:p>0.003098</text:p>
          </table:table-cell>
          <table:table-cell table:formula="of:=IF([.A52]&lt;&gt;[.A51];1;[.D51]+1)" office:value-type="float" office:value="4" calcext:value-type="float">
            <text:p>4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2]/[.E52]" office:value-type="float" office:value="0.372283057696063" calcext:value-type="float">
            <text:p>0.3722830577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0.004452" calcext:value-type="float">
            <text:p>0.004452</text:p>
          </table:table-cell>
          <table:table-cell table:formula="of:=IF([.A53]&lt;&gt;[.A52];1;[.D52]+1)" office:value-type="float" office:value="5" calcext:value-type="float">
            <text:p>5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3]/[.E53]" office:value-type="float" office:value="0.534991663286918" calcext:value-type="float">
            <text:p>0.5349916633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0.004466" calcext:value-type="float">
            <text:p>0.004466</text:p>
          </table:table-cell>
          <table:table-cell table:formula="of:=IF([.A54]&lt;&gt;[.A53];1;[.D53]+1)" office:value-type="float" office:value="6" calcext:value-type="float">
            <text:p>6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4]/[.E54]" office:value-type="float" office:value="0.536674027007946" calcext:value-type="float">
            <text:p>0.536674027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0.014385" calcext:value-type="float">
            <text:p>0.014385</text:p>
          </table:table-cell>
          <table:table-cell table:formula="of:=IF([.A55]&lt;&gt;[.A54];1;[.D54]+1)" office:value-type="float" office:value="7" calcext:value-type="float">
            <text:p>7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5]/[.E55]" office:value-type="float" office:value="1.72862872335632" calcext:value-type="float">
            <text:p>1.7286287234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5d</text:p>
          </table:table-cell>
          <table:table-cell table:style-name="ce5" office:value-type="float" office:value="23" calcext:value-type="float">
            <text:p>23</text:p>
          </table:table-cell>
          <table:table-cell table:style-name="ce3" office:value-type="float" office:value="0.031743" calcext:value-type="float">
            <text:p>0.031743</text:p>
          </table:table-cell>
          <table:table-cell table:formula="of:=IF([.A56]&lt;&gt;[.A55];1;[.D55]+1)" office:value-type="float" office:value="8" calcext:value-type="float">
            <text:p>8</text:p>
          </table:table-cell>
          <table:table-cell table:formula="of:=AVERAGE([.C49:.C56])" office:value-type="float" office:value="0.008321625" calcext:value-type="float">
            <text:p>0.008321625</text:p>
          </table:table-cell>
          <table:table-cell table:formula="of:=[.C56]/[.E56]" office:value-type="float" office:value="3.81451939975666" calcext:value-type="float">
            <text:p>3.8145193998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0.299700836" calcext:value-type="float">
            <text:p>10.299700836</text:p>
          </table:table-cell>
          <table:table-cell table:formula="of:=IF([.A57]&lt;&gt;[.A56];1;[.D56]+1)" office:value-type="float" office:value="1" calcext:value-type="float">
            <text:p>1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57]/[.E57]" office:value-type="float" office:value="0.210123560902422" calcext:value-type="float">
            <text:p>0.2101235609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12.53140417" calcext:value-type="float">
            <text:p>12.53140417</text:p>
          </table:table-cell>
          <table:table-cell table:formula="of:=IF([.A58]&lt;&gt;[.A57];1;[.D57]+1)" office:value-type="float" office:value="2" calcext:value-type="float">
            <text:p>2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58]/[.E58]" office:value-type="float" office:value="0.255652402844981" calcext:value-type="float">
            <text:p>0.2556524028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6a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float" office:value="25.38" calcext:value-type="float">
            <text:p>25.38</text:p>
          </table:table-cell>
          <table:table-cell table:formula="of:=IF([.A59]&lt;&gt;[.A58];1;[.D58]+1)" office:value-type="float" office:value="3" calcext:value-type="float">
            <text:p>3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59]/[.E59]" office:value-type="float" office:value="0.517775813163771" calcext:value-type="float">
            <text:p>0.5177758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30.687095929" calcext:value-type="float">
            <text:p>30.687095929</text:p>
          </table:table-cell>
          <table:table-cell table:formula="of:=IF([.A60]&lt;&gt;[.A59];1;[.D59]+1)" office:value-type="float" office:value="4" calcext:value-type="float">
            <text:p>4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0]/[.E60]" office:value-type="float" office:value="0.626045549577329" calcext:value-type="float">
            <text:p>0.6260455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5" office:value-type="float" office:value="24" calcext:value-type="float">
            <text:p>24</text:p>
          </table:table-cell>
          <table:table-cell table:style-name="ce13" office:value-type="float" office:value="31.681" calcext:value-type="float">
            <text:p>31.681</text:p>
          </table:table-cell>
          <table:table-cell table:formula="of:=IF([.A61]&lt;&gt;[.A60];1;[.D60]+1)" office:value-type="float" office:value="5" calcext:value-type="float">
            <text:p>5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1]/[.E61]" office:value-type="float" office:value="0.646322125171057" calcext:value-type="float">
            <text:p>0.64632212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38.636387213" calcext:value-type="float">
            <text:p>38.636387213</text:p>
          </table:table-cell>
          <table:table-cell table:formula="of:=IF([.A62]&lt;&gt;[.A61];1;[.D61]+1)" office:value-type="float" office:value="6" calcext:value-type="float">
            <text:p>6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2]/[.E62]" office:value-type="float" office:value="0.788218550312112" calcext:value-type="float">
            <text:p>0.7882185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39.12942893" calcext:value-type="float">
            <text:p>39.12942893</text:p>
          </table:table-cell>
          <table:table-cell table:formula="of:=IF([.A63]&lt;&gt;[.A62];1;[.D62]+1)" office:value-type="float" office:value="7" calcext:value-type="float">
            <text:p>7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3]/[.E63]" office:value-type="float" office:value="0.798277063942661" calcext:value-type="float">
            <text:p>0.79827706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25.5976589" calcext:value-type="float">
            <text:p>125.5976589</text:p>
          </table:table-cell>
          <table:table-cell table:formula="of:=IF([.A64]&lt;&gt;[.A63];1;[.D63]+1)" office:value-type="float" office:value="8" calcext:value-type="float">
            <text:p>8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4]/[.E64]" office:value-type="float" office:value="2.56231008543788" calcext:value-type="float">
            <text:p>2.5623100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style-name="ce5" office:value-type="float" office:value="21" calcext:value-type="float">
            <text:p>21</text:p>
          </table:table-cell>
          <table:table-cell table:style-name="ce3" office:value-type="float" office:value="127.213504347" calcext:value-type="float">
            <text:p>127.213504347</text:p>
          </table:table-cell>
          <table:table-cell table:formula="of:=IF([.A65]&lt;&gt;[.A64];1;[.D64]+1)" office:value-type="float" office:value="9" calcext:value-type="float">
            <text:p>9</text:p>
          </table:table-cell>
          <table:table-cell table:formula="of:=AVERAGE([.C57:.C65])" office:value-type="float" office:value="49.0173533694444" calcext:value-type="float">
            <text:p>49.0173533694</text:p>
          </table:table-cell>
          <table:table-cell table:formula="of:=[.C65]/[.E65]" office:value-type="float" office:value="2.59527484864779" calcext:value-type="float">
            <text:p>2.5952748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float" office:value="13.7566" calcext:value-type="float">
            <text:p>13.7566</text:p>
          </table:table-cell>
          <table:table-cell table:formula="of:=IF([.A66]&lt;&gt;[.A65];1;[.D65]+1)" office:value-type="float" office:value="1" calcext:value-type="float">
            <text:p>1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6]/[.E66]" office:value-type="float" office:value="0.240521024565084" calcext:value-type="float">
            <text:p>0.2405210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8" calcext:value-type="float">
            <text:p>18</text:p>
          </table:table-cell>
          <table:table-cell table:style-name="ce14" office:value-type="float" office:value="15.16" calcext:value-type="float">
            <text:p>15.1600</text:p>
          </table:table-cell>
          <table:table-cell table:formula="of:=IF([.A67]&lt;&gt;[.A66];1;[.D66]+1)" office:value-type="float" office:value="2" calcext:value-type="float">
            <text:p>2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7]/[.E67]" office:value-type="float" office:value="0.265058134452312" calcext:value-type="float">
            <text:p>0.2650581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4" calcext:value-type="float">
            <text:p>14</text:p>
          </table:table-cell>
          <table:table-cell table:style-name="ce14" office:value-type="float" office:value="21.2748" calcext:value-type="float">
            <text:p>21.2748</text:p>
          </table:table-cell>
          <table:table-cell table:formula="of:=IF([.A68]&lt;&gt;[.A67];1;[.D67]+1)" office:value-type="float" office:value="3" calcext:value-type="float">
            <text:p>3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8]/[.E68]" office:value-type="float" office:value="0.371969577760294" calcext:value-type="float">
            <text:p>0.3719695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5" calcext:value-type="float">
            <text:p>15</text:p>
          </table:table-cell>
          <table:table-cell table:style-name="ce14" office:value-type="float" office:value="31.2481" calcext:value-type="float">
            <text:p>31.2481</text:p>
          </table:table-cell>
          <table:table-cell table:formula="of:=IF([.A69]&lt;&gt;[.A68];1;[.D68]+1)" office:value-type="float" office:value="4" calcext:value-type="float">
            <text:p>4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69]/[.E69]" office:value-type="float" office:value="0.546343211819215" calcext:value-type="float">
            <text:p>0.5463432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5" office:value-type="float" office:value="20" calcext:value-type="float">
            <text:p>20</text:p>
          </table:table-cell>
          <table:table-cell table:style-name="ce14" office:value-type="float" office:value="39.0883" calcext:value-type="float">
            <text:p>39.0883</text:p>
          </table:table-cell>
          <table:table-cell table:formula="of:=IF([.A70]&lt;&gt;[.A69];1;[.D69]+1)" office:value-type="float" office:value="5" calcext:value-type="float">
            <text:p>5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0]/[.E70]" office:value-type="float" office:value="0.683421627764665" calcext:value-type="float">
            <text:p>0.68342162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float" office:value="39.9875" calcext:value-type="float">
            <text:p>39.9875</text:p>
          </table:table-cell>
          <table:table-cell table:formula="of:=IF([.A71]&lt;&gt;[.A70];1;[.D70]+1)" office:value-type="float" office:value="6" calcext:value-type="float">
            <text:p>6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1]/[.E71]" office:value-type="float" office:value="0.699143281755398" calcext:value-type="float">
            <text:p>0.6991432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1" calcext:value-type="float">
            <text:p>11</text:p>
          </table:table-cell>
          <table:table-cell table:style-name="ce14" office:value-type="float" office:value="91.7262" calcext:value-type="float">
            <text:p>91.7262</text:p>
          </table:table-cell>
          <table:table-cell table:formula="of:=IF([.A72]&lt;&gt;[.A71];1;[.D71]+1)" office:value-type="float" office:value="7" calcext:value-type="float">
            <text:p>7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2]/[.E72]" office:value-type="float" office:value="1.60374508261212" calcext:value-type="float">
            <text:p>1.60374508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9" calcext:value-type="float">
            <text:p>19</text:p>
          </table:table-cell>
          <table:table-cell table:style-name="ce14" office:value-type="float" office:value="129.119" calcext:value-type="float">
            <text:p>129.1190</text:p>
          </table:table-cell>
          <table:table-cell table:formula="of:=IF([.A73]&lt;&gt;[.A72];1;[.D72]+1)" office:value-type="float" office:value="8" calcext:value-type="float">
            <text:p>8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3]/[.E73]" office:value-type="float" office:value="2.25752251070898" calcext:value-type="float">
            <text:p>2.2575225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a</text:p>
          </table:table-cell>
          <table:table-cell table:style-name="ce4" office:value-type="float" office:value="16" calcext:value-type="float">
            <text:p>16</text:p>
          </table:table-cell>
          <table:table-cell table:style-name="ce14" office:value-type="float" office:value="133.3945" calcext:value-type="float">
            <text:p>133.3945</text:p>
          </table:table-cell>
          <table:table-cell table:formula="of:=IF([.A74]&lt;&gt;[.A73];1;[.D73]+1)" office:value-type="float" office:value="9" calcext:value-type="float">
            <text:p>9</text:p>
          </table:table-cell>
          <table:table-cell table:formula="of:=AVERAGE([.C66:.C74])" office:value-type="float" office:value="57.195" calcext:value-type="float">
            <text:p>57.195</text:p>
          </table:table-cell>
          <table:table-cell table:formula="of:=[.C74]/[.E74]" office:value-type="float" office:value="2.33227554856194" calcext:value-type="float">
            <text:p>2.3322755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29" calcext:value-type="float">
            <text:p>29</text:p>
          </table:table-cell>
          <table:table-cell table:style-name="ce15" office:value-type="float" office:value="5.9326" calcext:value-type="float">
            <text:p>5.9326</text:p>
          </table:table-cell>
          <table:table-cell table:formula="of:=IF([.A75]&lt;&gt;[.A74];1;[.D74]+1)" office:value-type="float" office:value="1" calcext:value-type="float">
            <text:p>1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5]/[.E75]" office:value-type="float" office:value="0.345588349514563" calcext:value-type="float">
            <text:p>0.3455883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8.9424" calcext:value-type="float">
            <text:p>8.9424</text:p>
          </table:table-cell>
          <table:table-cell table:formula="of:=IF([.A76]&lt;&gt;[.A75];1;[.D75]+1)" office:value-type="float" office:value="2" calcext:value-type="float">
            <text:p>2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6]/[.E76]" office:value-type="float" office:value="0.520916504854369" calcext:value-type="float">
            <text:p>0.5209165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1.5658" calcext:value-type="float">
            <text:p>11.5658</text:p>
          </table:table-cell>
          <table:table-cell table:formula="of:=IF([.A77]&lt;&gt;[.A76];1;[.D76]+1)" office:value-type="float" office:value="3" calcext:value-type="float">
            <text:p>3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7]/[.E77]" office:value-type="float" office:value="0.673735922330097" calcext:value-type="float">
            <text:p>0.6737359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5" office:value-type="string" calcext:value-type="string">
            <text:p>30gb</text:p>
          </table:table-cell>
          <table:table-cell table:style-name="ce15" office:value-type="float" office:value="15.6794" calcext:value-type="float">
            <text:p>15.6794</text:p>
          </table:table-cell>
          <table:table-cell table:formula="of:=IF([.A78]&lt;&gt;[.A77];1;[.D77]+1)" office:value-type="float" office:value="4" calcext:value-type="float">
            <text:p>4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8]/[.E78]" office:value-type="float" office:value="0.913363106796116" calcext:value-type="float">
            <text:p>0.9133631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5" office:value-type="float" office:value="28" calcext:value-type="float">
            <text:p>28</text:p>
          </table:table-cell>
          <table:table-cell table:style-name="ce3" office:value-type="float" office:value="16.2484" calcext:value-type="float">
            <text:p>16.2484</text:p>
          </table:table-cell>
          <table:table-cell table:formula="of:=IF([.A79]&lt;&gt;[.A78];1;[.D78]+1)" office:value-type="float" office:value="5" calcext:value-type="float">
            <text:p>5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79]/[.E79]" office:value-type="float" office:value="0.946508737864078" calcext:value-type="float">
            <text:p>0.9465087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38.3616" calcext:value-type="float">
            <text:p>38.3616</text:p>
          </table:table-cell>
          <table:table-cell table:formula="of:=IF([.A80]&lt;&gt;[.A79];1;[.D79]+1)" office:value-type="float" office:value="6" calcext:value-type="float">
            <text:p>6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80]/[.E80]" office:value-type="float" office:value="2.23465631067961" calcext:value-type="float">
            <text:p>2.2346563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a</text:p>
          </table:table-cell>
          <table:table-cell table:style-name="ce4" office:value-type="float" office:value="3" calcext:value-type="float">
            <text:p>3</text:p>
          </table:table-cell>
          <table:table-cell table:style-name="ce16" office:value-type="float" office:value="265.8903333333" calcext:value-type="float">
            <text:p>265.8903333333</text:p>
          </table:table-cell>
          <table:table-cell table:formula="of:=IF([.A81]&lt;&gt;[.A80];1;[.D80]+1)" office:value-type="float" office:value="7" calcext:value-type="float">
            <text:p>7</text:p>
          </table:table-cell>
          <table:table-cell table:formula="of:=AVERAGE([.B75:.B81])" office:value-type="float" office:value="17.1666666666667" calcext:value-type="float">
            <text:p>17.1666666667</text:p>
          </table:table-cell>
          <table:table-cell table:formula="of:=[.C81]/[.E81]" office:value-type="float" office:value="15.4887572815515" calcext:value-type="float">
            <text:p>15.4887572816</text:p>
          </table:table-cell>
          <table:table-cell table:number-columns-repeated="101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2:Sheet1.O31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1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1P2" style:volatile="true"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3P2" style:volatile="true">
      <number:currency-symbol>$</number:currency-symbol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5" loext:min-decimal-places="5" number:min-integer-digits="1" number:grouping="true"/>
    </number:number-style>
    <number:number-style style:name="N136">
      <number:number number:decimal-places="6" loext:min-decimal-places="6" number:min-integer-digits="1" number:grouping="true"/>
    </number:number-style>
    <number:number-style style:name="N137">
      <number:number number:decimal-places="7" loext:min-decimal-places="7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go Kuno</meta:initial-creator>
    <meta:creation-date>2016-03-31T10:09:02.895608998</meta:creation-date>
    <dc:date>2016-03-31T11:16:41.400698132</dc:date>
    <dc:creator>Yugo Kuno</dc:creator>
    <meta:editing-duration>PT16M45S</meta:editing-duration>
    <meta:editing-cycles>3</meta:editing-cycles>
    <meta:generator>LibreOffice/5.0.5.2$Linux_X86_64 LibreOffice_project/00$Build-2</meta:generator>
    <meta:document-statistic meta:table-count="1" meta:cell-count="765" meta:object-count="0"/>
  </office:meta>
</office:document-meta>
</file>